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A9D00000A9D2CE66E7F15C74C2C.png" manifest:media-type="image/png"/>
  <manifest:file-entry manifest:full-path="Pictures/1000020100000A9D00000A9DC53E8280C92637C3.png" manifest:media-type="image/png"/>
  <manifest:file-entry manifest:full-path="Pictures/1000020100000A9D00000A9D1B58D01BF314656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width="22.999cm" svg:height="22.999cm" draw:z-index="0"><draw:image xlink:href="Pictures/1000020100000A9D00000A9D2CE66E7F15C74C2C.png" xlink:type="simple" xlink:show="embed" xlink:actuate="onLoad" loext:mime-type="image/png"/></draw:frame></text:p>
      <text:p text:style-name="Standard"/>
      <text:p text:style-name="P1"><draw:frame draw:style-name="fr1" draw:name="Imagen2" text:anchor-type="paragraph" svg:width="22.999cm" svg:height="22.999cm" draw:z-index="1"><draw:image xlink:href="Pictures/1000020100000A9D00000A9DC53E8280C92637C3.png" xlink:type="simple" xlink:show="embed" xlink:actuate="onLoad" loext:mime-type="image/png"/></draw:frame></text:p>
      <text:p text:style-name="P1"><draw:frame draw:style-name="fr1" draw:name="Imagen3" text:anchor-type="paragraph" svg:width="22.999cm" svg:height="22.999cm" draw:z-index="2"><draw:image xlink:href="Pictures/1000020100000A9D00000A9D1B58D01BF314656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2T19:33:27.759000000</meta:creation-date>
    <dc:date>2020-03-12T19:44:27.180000000</dc:date>
    <meta:editing-duration>PT11M</meta:editing-duration>
    <meta:editing-cycles>2</meta:editing-cycles>
    <meta:generator>LibreOffice/6.3.1.2$Windows_X86_64 LibreOffice_project/b79626edf0065ac373bd1df5c28bd630b4424273</meta:generator>
    <meta:document-statistic meta:table-count="0" meta:image-count="3" meta:object-count="0" meta:page-count="3" meta:paragraph-count="0" meta:word-count="0" meta:character-count="0" meta:non-whitespace-character-count="0"/>
  </office:meta>
</office:document-meta>
</file>